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51" calcext:value-type="float">
            <text:p>951</text:p>
          </table:table-cell>
          <table:table-cell table:style-name="ce7" table:formula="of:=COUNTIF([.B7:.B1095];&quot;X&quot;)" office:value-type="float" office:value="816" calcext:value-type="float">
            <text:p>816</text:p>
          </table:table-cell>
          <table:table-cell table:style-name="ce7" table:formula="of:=COUNTIF([.C7:.C1095];&quot;X&quot;)" office:value-type="float" office:value="16" calcext:value-type="float">
            <text:p>16</text:p>
          </table:table-cell>
          <table:table-cell table:style-name="ce7" table:formula="of:=COUNTIF([.D7:.D1095];&quot;X&quot;)" office:value-type="float" office:value="70" calcext:value-type="float">
            <text:p>70</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5" calcext:value-type="float">
            <text:p>105</text:p>
          </table:table-cell>
          <table:table-cell table:style-name="ce25" table:formula="of:=SUM([.B2:.F2])" office:value-type="float" office:value="1008" calcext:value-type="float">
            <text:p>10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15">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3" table:number-rows-repeated="9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6" table:number-rows-repeated="364">
          <table:table-cell table:style-name="ce2"/>
          <table:table-cell table:style-name="ce7" table:number-columns-repeated="5"/>
          <table:table-cell table:style-name="ce2" table:number-columns-repeated="20"/>
          <table:table-cell table:number-columns-repeated="998"/>
        </table:table-row>
        <table:table-row table:style-name="ro16" table:number-rows-repeated="1047155">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7-20">00/00/0000</text:date>, <text:time style:data-style-name="N2" text:time-value="18:56:05.0978677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7-20T18:56:47.680540676</dc:date>
    <meta:editing-duration>P1DT2H26M58S</meta:editing-duration>
    <meta:editing-cycles>949</meta:editing-cycles>
    <meta:document-statistic meta:table-count="1" meta:cell-count="5726" meta:object-count="0"/>
  </office:meta>
</office:document-meta>
</file>